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~/learnML/.RData]</text:p>
      <text:p text:style-name="Preformatted_20_Text"/>
      <text:p text:style-name="Preformatted_20_Text">&gt; # Read Desharnais77 public dataset from promise uottawa repository</text:p>
      <text:p text:style-name="Preformatted_20_Text">&gt; desharnais &lt;- read.table("desharnais77kaggle.csv",</text:p>
      <text:p text:style-name="Preformatted_20_Text">+ <text:s text:c="25"/>sep = ",", header = TRUE)</text:p>
      <text:p text:style-name="Preformatted_20_Text">&gt; desha &lt;- subset(desharnais,Project!=38)</text:p>
      <text:p text:style-name="Preformatted_20_Text">&gt; # continue to remove 38 , 44, 66, 75 because not enough data in these projects</text:p>
      <text:p text:style-name="Preformatted_20_Text">&gt; desha &lt;- subset(desha,Project!=44)</text:p>
      <text:p text:style-name="Preformatted_20_Text">&gt; desha &lt;- subset(desha,Project!=66)</text:p>
      <text:p text:style-name="Preformatted_20_Text">&gt; desha &lt;- subset(desha,Project!=75)</text:p>
      <text:p text:style-name="Preformatted_20_Text">&gt; ### because ? in some fields under these columns </text:p>
      <text:p text:style-name="Preformatted_20_Text">&gt; # <text:s text:c="2"/>has to specify as numeric</text:p>
      <text:p text:style-name="Preformatted_20_Text">&gt; desha$TeamExp&lt;-as.numeric(desha$TeamExp)</text:p>
      <text:p text:style-name="Preformatted_20_Text">&gt; desha$ManagerExp&lt;-as.numeric(desha$ManagerExp)</text:p>
      <text:p text:style-name="Preformatted_20_Text">&gt; # Keep only Project+Effor + 8 independent var, remove project, yearEnd, PointsNnAdjust</text:p>
      <text:p text:style-name="Preformatted_20_Text">&gt; desha &lt;- desha[,c(1,2,3,5:10,12)]</text:p>
      <text:p text:style-name="Preformatted_20_Text">&gt; ### randomly keep 6 project rows , remaining 71 rows, keep as Training set</text:p>
      <text:p text:style-name="Preformatted_20_Text">&gt; deshaTrain &lt;- subset(desha,Project!=69)</text:p>
      <text:p text:style-name="Preformatted_20_Text">&gt; deshaTrain &lt;- subset(deshaTrain,Project!=72)</text:p>
      <text:p text:style-name="Preformatted_20_Text">&gt; deshaTrain &lt;- subset(deshaTrain,Project!=73)</text:p>
      <text:p text:style-name="Preformatted_20_Text">&gt; deshaTrain &lt;- subset(deshaTrain,Project!=74)</text:p>
      <text:p text:style-name="Preformatted_20_Text">&gt; deshaTrain &lt;- subset(deshaTrain,Project!=70)</text:p>
      <text:p text:style-name="Preformatted_20_Text">&gt; deshaTrain &lt;- subset(deshaTrain,Project!=71)</text:p>
      <text:p text:style-name="Preformatted_20_Text">&gt; ### keep the 6 rows in Test dataset</text:p>
      <text:p text:style-name="Preformatted_20_Text">&gt; deshaTest &lt;- subset(desha,Project&gt;68 &amp; Project &lt;75)</text:p>
      <text:p text:style-name="Preformatted_20_Text">&gt; ### remove first column Project from both Train and Test sets</text:p>
      <text:p text:style-name="Preformatted_20_Text">&gt; deshaTrain &lt;- deshaTrain[,c(2:10)]</text:p>
      <text:p text:style-name="Preformatted_20_Text">&gt; deshaTest &lt;- deshaTest[,c(2:10)]</text:p>
      <text:p text:style-name="Preformatted_20_Text">&gt; deshaTrainY = deshaTrain$Effort</text:p>
      <text:p text:style-name="Preformatted_20_Text">&gt; deshaTestY = deshaTest$Effort</text:p>
      <text:p text:style-name="Preformatted_20_Text">&gt; #remove Effort from X set</text:p>
      <text:p text:style-name="Preformatted_20_Text">&gt; deshaTrainX = deshaTrain[,c(1:3,5:9)]</text:p>
      <text:p text:style-name="Preformatted_20_Text">&gt; deshaTestX = deshaTest[,c(1:3,5:9)]</text:p>
      <text:p text:style-name="Preformatted_20_Text">&gt; solTestY = deshaTestY</text:p>
      <text:p text:style-name="Preformatted_20_Text">&gt; solTrainY = deshaTrainY</text:p>
      <text:p text:style-name="Preformatted_20_Text">&gt; solTrainX = deshaTrainX</text:p>
      <text:p text:style-name="Preformatted_20_Text">&gt; solTestX = deshaTestX</text:p>
      <text:p text:style-name="Preformatted_20_Text">&gt; solTrainXtrans = deshaTrainX</text:p>
      <text:p text:style-name="Preformatted_20_Text">&gt; solTestXtrans = deshaTestX</text:p>
      <text:p text:style-name="Preformatted_20_Text">&gt; #try Kuhn ch6 Linear Regression and cousins</text:p>
      <text:p text:style-name="Preformatted_20_Text">&gt; library(AppliedPredictiveModeling)</text:p>
      <text:p text:style-name="Preformatted_20_Text">&gt; </text:p>
      <text:p text:style-name="Preformatted_20_Text">&gt; library(lattice)</text:p>
      <text:p text:style-name="Preformatted_20_Text">&gt; ### Some initial plots of the data</text:p>
      <text:p text:style-name="Preformatted_20_Text"><text:soft-page-break/>&gt; xyplot(solTrainY ~ solTrainX$Entities, type = c("p", "g"),</text:p>
      <text:p text:style-name="Preformatted_20_Text">+ <text:s text:c="7"/>ylab = "Effort",</text:p>
      <text:p text:style-name="Preformatted_20_Text">+ <text:s text:c="7"/>main = "(a)",</text:p>
      <text:p text:style-name="Preformatted_20_Text">+ <text:s text:c="7"/>xlab = "Entities")</text:p>
      <text:p text:style-name="Preformatted_20_Text">&gt; xyplot(solTrainY ~ solTrainX$Transactions, type = c("p", "g"),</text:p>
      <text:p text:style-name="Preformatted_20_Text">+ <text:s text:c="7"/>ylab = "Effort",</text:p>
      <text:p text:style-name="Preformatted_20_Text">+ <text:s text:c="7"/>xlab = "Trans")</text:p>
      <text:p text:style-name="Preformatted_20_Text">&gt; library(corrplot)</text:p>
      <text:p text:style-name="Preformatted_20_Text">corrplot 0.84 loaded</text:p>
      <text:p text:style-name="Preformatted_20_Text">&gt; corrplot::corrplot(cor(solTrainXtrans), </text:p>
      <text:p text:style-name="Preformatted_20_Text">+ <text:s text:c="19"/>order = "hclust", </text:p>
      <text:p text:style-name="Preformatted_20_Text">+ <text:s text:c="19"/>tl.cex = .8)</text:p>
      <text:p text:style-name="Preformatted_20_Text"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Error in createFolds(solTrainY, returnTrain = TRUE) : </text:p>
      <text:p text:style-name="Preformatted_20_Text"><text:s text:c="2"/>could not find function "createFolds"</text:p>
      <text:p text:style-name="Preformatted_20_Text">&gt; ctrl &lt;- trainControl(method = "cv", index = indx)</text:p>
      <text:p text:style-name="Preformatted_20_Text">Error in trainControl(method = "cv", index = indx) : </text:p>
      <text:p text:style-name="Preformatted_20_Text"><text:s text:c="2"/>could not find function "trainControl"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Error in train(x = solTrainXtrans, y = solTrainY, method = "lm", trControl = ctrl) : </text:p>
      <text:p text:style-name="Preformatted_20_Text"><text:s text:c="2"/>could not find function "train"</text:p>
      <text:p text:style-name="Preformatted_20_Text">&gt; library(corrplot)</text:p>
      <text:p text:style-name="Preformatted_20_Text">&gt; library(caret)</text:p>
      <text:p text:style-name="Preformatted_20_Text">Loading required package: ggplot2</text:p>
      <text:p text:style-name="Preformatted_20_Text">&gt; library(caret)</text:p>
      <text:p text:style-name="Preformatted_20_Text"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Warning messages:</text:p>
      <text:p text:style-name="Preformatted_20_Text">1: In predict.lm(modelFit, newdata) :</text:p>
      <text:p text:style-name="Preformatted_20_Text"><text:s text:c="2"/>prediction from a rank-deficient fit may be misleading</text:p>
      <text:p text:style-name="Preformatted_20_Text">2: In predict.lm(modelFit, newdata) :</text:p>
      <text:p text:style-name="Preformatted_20_Text"><text:s text:c="2"/>prediction from a rank-deficient fit may be misleading</text:p>
      <text:p text:style-name="Preformatted_20_Text">3: In predict.lm(modelFit, newdata) :</text:p>
      <text:p text:style-name="Preformatted_20_Text"><text:s text:c="2"/>prediction from a rank-deficient fit may be misleading</text:p>
      <text:p text:style-name="Preformatted_20_Text">4: In predict.lm(modelFit, newdata) :</text:p>
      <text:p text:style-name="Preformatted_20_Text"><text:s text:c="2"/>prediction from a rank-deficient fit may be misleading</text:p>
      <text:p text:style-name="Preformatted_20_Text">5: In predict.lm(modelFit, newdata) :</text:p>
      <text:p text:style-name="Preformatted_20_Text"><text:s text:c="2"/>prediction from a rank-deficient fit may be misleading</text:p>
      <text:p text:style-name="Preformatted_20_Text">6: In predict.lm(modelFit, newdata) :</text:p>
      <text:p text:style-name="Preformatted_20_Text"><text:s text:c="2"/>prediction from a rank-deficient fit may be misleading</text:p>
      <text:p text:style-name="Preformatted_20_Text">7: In predict.lm(modelFit, newdata) :</text:p>
      <text:p text:style-name="Preformatted_20_Text"><text:s text:c="2"/>prediction from a rank-deficient fit may be misleading</text:p>
      <text:p text:style-name="Preformatted_20_Text">8: In predict.lm(modelFit, newdata) :</text:p>
      <text:p text:style-name="Preformatted_20_Text"><text:s text:c="2"/>prediction from a rank-deficient fit may be misleading</text:p>
      <text:p text:style-name="Preformatted_20_Text">9: In predict.lm(modelFit, newdata) :</text:p>
      <text:p text:style-name="Preformatted_20_Text"><text:s text:c="2"/>prediction from a rank-deficient fit may be misleading</text:p>
      <text:p text:style-name="Preformatted_20_Text">10: In predict.lm(modelFit, newdata) :</text:p>
      <text:p text:style-name="Preformatted_20_Text"><text:s text:c="2"/>prediction from a rank-deficient fit may be misleading</text:p>
      <text:p text:style-name="Preformatted_20_Text">&gt; lmTune0 </text:p>
      <text:p text:style-name="Preformatted_20_Text">Linear Regression </text:p>
      <text:p text:style-name="Preformatted_20_Text"/>
      <text:p text:style-name="Preformatted_20_Text">71 samples</text:p>
      <text:p text:style-name="Preformatted_20_Text"><text:soft-page-break/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:</text:p>
      <text:p text:style-name="Preformatted_20_Text"/>
      <text:p text:style-name="Preformatted_20_Text"><text:s text:c="2"/>RMSE <text:s text:c="5"/>Rsquared <text:s text:c="2"/>MAE <text:s text:c="4"/></text:p>
      <text:p text:style-name="Preformatted_20_Text"><text:s text:c="2"/>2871.628 <text:s/>0.5848923 <text:s/>2179.385</text:p>
      <text:p text:style-name="Preformatted_20_Text"/>
      <text:p text:style-name="Preformatted_20_Text">Tuning parameter 'intercept' was held constant at a value of TRUE</text:p>
      <text:p text:style-name="Preformatted_20_Text">&gt; tooHigh &lt;- findCorrelation(cor(solTrainXtrans), .8)</text:p>
      <text:p text:style-name="Preformatted_20_Text">&gt; trainXfiltered &lt;- solTrainXtrans[, -tooHigh]</text:p>
      <text:p text:style-name="Preformatted_20_Text">&gt; testXfiltered <text:s/>&lt;- <text:s/>solTestXtrans[, -tooHigh]</text:p>
      <text:p text:style-name="Preformatted_20_Text">&gt; set.seed(100)</text:p>
      <text:p text:style-name="Preformatted_20_Text">&gt; lmTune &lt;- train(x = trainXfiltered, y = solTrainY,</text:p>
      <text:p text:style-name="Preformatted_20_Text">+ <text:s text:c="16"/>method = "lm",</text:p>
      <text:p text:style-name="Preformatted_20_Text">+ <text:s text:c="16"/>trControl = ctrl)</text:p>
      <text:p text:style-name="Preformatted_20_Text">&gt; </text:p>
      <text:p text:style-name="Preformatted_20_Text">&gt; lmTune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:</text:p>
      <text:p text:style-name="Preformatted_20_Text"/>
      <text:p text:style-name="Preformatted_20_Text"><text:s text:c="2"/>RMSE <text:s text:c="5"/>Rsquared <text:s text:c="2"/>MAE <text:s text:c="4"/></text:p>
      <text:p text:style-name="Preformatted_20_Text"><text:s text:c="2"/>2871.628 <text:s/>0.5848923 <text:s/>2179.385</text:p>
      <text:p text:style-name="Preformatted_20_Text"/>
      <text:p text:style-name="Preformatted_20_Text">Tuning parameter 'intercept' was held constant at a value of TRUE</text:p>
      <text:p text:style-name="Preformatted_20_Text">&gt; ### Save the test set results in a data frame <text:s text:c="16"/></text:p>
      <text:p text:style-name="Preformatted_20_Text">&gt; testResults &lt;- data.frame(obs = solTestY,</text:p>
      <text:p text:style-name="Preformatted_20_Text">+ <text:s text:c="26"/>Linear_Regression = predict(lmTune, testXfiltered))</text:p>
      <text:p text:style-name="Preformatted_20_Text">&gt; </text:p>
      <text:p text:style-name="Preformatted_20_Text">&gt; ### Section 6.4 Penalized Models</text:p>
      <text:p text:style-name="Preformatted_20_Text">&gt; ## There is now a simple ridge regression method.</text:p>
      <text:p text:style-name="Preformatted_20_Text">&gt; ridgeGrid &lt;- expand.grid(lambda = seq(0, .1, length = 15))</text:p>
      <text:p text:style-name="Preformatted_20_Text">&gt; </text:p>
      <text:p text:style-name="Preformatted_20_Text">&gt; set.seed(100)</text:p>
      <text:p text:style-name="Preformatted_20_Text">&gt; ridgeTune &lt;- train(x = solTrainXtrans, y = solTrainY,</text:p>
      <text:p text:style-name="Preformatted_20_Text">+ <text:s text:c="19"/>method = "ridge",</text:p>
      <text:p text:style-name="Preformatted_20_Text">+ <text:s text:c="19"/>tuneGrid = ridgeGrid,</text:p>
      <text:p text:style-name="Preformatted_20_Text">+ <text:s text:c="19"/>trControl = ctrl,</text:p>
      <text:p text:style-name="Preformatted_20_Text">+ <text:s text:c="19"/>preProc = c("center", "scale"))</text:p>
      <text:p text:style-name="Preformatted_20_Text">&gt; ridgeTune</text:p>
      <text:p text:style-name="Preformatted_20_Text">Ridge Regression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Pre-processing: centered (8), scaled (8) 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lambda <text:s text:c="6"/>RMSE <text:s text:c="5"/>Rsquared <text:s text:c="2"/>MAE <text:s text:c="4"/></text:p>
      <text:p text:style-name="Preformatted_20_Text"><text:s text:c="2"/>0.000000000 <text:s/>2871.628 <text:s/>0.5848923 <text:s/>2179.385</text:p>
      <text:p text:style-name="Preformatted_20_Text"><text:s text:c="2"/>0.007142857 <text:s/>2868.516 <text:s/>0.5850600 <text:s/>2177.559</text:p>
      <text:p text:style-name="Preformatted_20_Text"><text:s text:c="2"/>0.014285714 <text:s/>2865.644 <text:s/>0.5852089 <text:s/>2175.835</text:p>
      <text:p text:style-name="Preformatted_20_Text"><text:s text:c="2"/>0.021428571 <text:s/>2862.997 <text:s/>0.5853401 <text:s/>2174.207</text:p>
      <text:p text:style-name="Preformatted_20_Text"><text:soft-page-break/><text:s text:c="2"/>0.028571429 <text:s/>2860.563 <text:s/>0.5854547 <text:s/>2172.669</text:p>
      <text:p text:style-name="Preformatted_20_Text"><text:s text:c="2"/>0.035714286 <text:s/>2858.330 <text:s/>0.5855537 <text:s/>2171.338</text:p>
      <text:p text:style-name="Preformatted_20_Text"><text:s text:c="2"/>0.042857143 <text:s/>2856.286 <text:s/>0.5856382 <text:s/>2170.110</text:p>
      <text:p text:style-name="Preformatted_20_Text"><text:s text:c="2"/>0.050000000 <text:s/>2854.421 <text:s/>0.5857091 <text:s/>2168.967</text:p>
      <text:p text:style-name="Preformatted_20_Text"><text:s text:c="2"/>0.057142857 <text:s/>2852.727 <text:s/>0.5857672 <text:s/>2167.903</text:p>
      <text:p text:style-name="Preformatted_20_Text"><text:s text:c="2"/>0.064285714 <text:s/>2851.194 <text:s/>0.5858133 <text:s/>2166.915</text:p>
      <text:p text:style-name="Preformatted_20_Text"><text:s text:c="2"/>0.071428571 <text:s/>2849.816 <text:s/>0.5858483 <text:s/>2165.997</text:p>
      <text:p text:style-name="Preformatted_20_Text"><text:s text:c="2"/>0.078571429 <text:s/>2848.584 <text:s/>0.5858727 <text:s/>2165.145</text:p>
      <text:p text:style-name="Preformatted_20_Text"><text:s text:c="2"/>0.085714286 <text:s/>2847.492 <text:s/>0.5858874 <text:s/>2164.357</text:p>
      <text:p text:style-name="Preformatted_20_Text"><text:s text:c="2"/>0.092857143 <text:s/>2846.535 <text:s/>0.5858929 <text:s/>2163.629</text:p>
      <text:p text:style-name="Preformatted_20_Text"><text:s text:c="2"/>0.100000000 <text:s/>2845.705 <text:s/>0.5858898 <text:s/>2163.181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lambda = 0.1.</text:p>
      <text:p text:style-name="Preformatted_20_Text">&gt; print(update(plot(ridgeTune), xlab = "Penalty"))</text:p>
      <text:p text:style-name="Preformatted_20_Text">&gt; </text:p>
      <text:p text:style-name="Preformatted_20_Text">&gt; enetGrid &lt;- expand.grid(lambda = c(0, 0.01, .1), </text:p>
      <text:p text:style-name="Preformatted_20_Text">+ <text:s text:c="24"/>fraction = seq(.05, 1, length = 20))</text:p>
      <text:p text:style-name="Preformatted_20_Text">&gt; set.seed(100)</text:p>
      <text:p text:style-name="Preformatted_20_Text">&gt; enetTune &lt;- train(x = solTrainXtrans, y = solTrainY,</text:p>
      <text:p text:style-name="Preformatted_20_Text">+ <text:s text:c="18"/>method = "enet",</text:p>
      <text:p text:style-name="Preformatted_20_Text">+ <text:s text:c="18"/>tuneGrid = enetGrid,</text:p>
      <text:p text:style-name="Preformatted_20_Text">+ <text:s text:c="18"/>trControl = ctrl,</text:p>
      <text:p text:style-name="Preformatted_20_Text">+ <text:s text:c="18"/>preProc = c("center", "scale"))</text:p>
      <text:p text:style-name="Preformatted_20_Text">&gt; enetTune</text:p>
      <text:p text:style-name="Preformatted_20_Text">Elasticnet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Pre-processing: centered (8), scaled (8) 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lambda <text:s/>fraction <text:s/>RMSE <text:s text:c="5"/>Rsquared <text:s text:c="2"/>MAE <text:s text:c="4"/></text:p>
      <text:p text:style-name="Preformatted_20_Text"><text:s text:c="2"/>0.00 <text:s text:c="3"/>0.05 <text:s text:c="5"/>3775.574 <text:s/>0.5048800 <text:s/>2895.136</text:p>
      <text:p text:style-name="Preformatted_20_Text"><text:s text:c="2"/>0.00 <text:s text:c="3"/>0.10 <text:s text:c="5"/>3599.152 <text:s/>0.5038710 <text:s/>2766.331</text:p>
      <text:p text:style-name="Preformatted_20_Text"><text:s text:c="2"/>0.00 <text:s text:c="3"/>0.15 <text:s text:c="5"/>3443.610 <text:s/>0.5034135 <text:s/>2646.901</text:p>
      <text:p text:style-name="Preformatted_20_Text"><text:s text:c="2"/>0.00 <text:s text:c="3"/>0.20 <text:s text:c="5"/>3316.336 <text:s/>0.5059874 <text:s/>2540.373</text:p>
      <text:p text:style-name="Preformatted_20_Text"><text:s text:c="2"/>0.00 <text:s text:c="3"/>0.25 <text:s text:c="5"/>3207.439 <text:s/>0.5152045 <text:s/>2432.600</text:p>
      <text:p text:style-name="Preformatted_20_Text"><text:s text:c="2"/>0.00 <text:s text:c="3"/>0.30 <text:s text:c="5"/>3116.503 <text:s/>0.5250920 <text:s/>2327.659</text:p>
      <text:p text:style-name="Preformatted_20_Text"><text:s text:c="2"/>0.00 <text:s text:c="3"/>0.35 <text:s text:c="5"/>3057.555 <text:s/>0.5316815 <text:s/>2262.936</text:p>
      <text:p text:style-name="Preformatted_20_Text"><text:s text:c="2"/>0.00 <text:s text:c="3"/>0.40 <text:s text:c="5"/>3005.264 <text:s/>0.5412266 <text:s/>2198.145</text:p>
      <text:p text:style-name="Preformatted_20_Text"><text:s text:c="2"/>0.00 <text:s text:c="3"/>0.45 <text:s text:c="5"/>2946.761 <text:s/>0.5468932 <text:s/>2127.349</text:p>
      <text:p text:style-name="Preformatted_20_Text"><text:s text:c="2"/>0.00 <text:s text:c="3"/>0.50 <text:s text:c="5"/>2897.327 <text:s/>0.5502616 <text:s/>2079.200</text:p>
      <text:p text:style-name="Preformatted_20_Text"><text:s text:c="2"/>0.00 <text:s text:c="3"/>0.55 <text:s text:c="5"/>2859.265 <text:s/>0.5530174 <text:s/>2047.695</text:p>
      <text:p text:style-name="Preformatted_20_Text"><text:s text:c="2"/>0.00 <text:s text:c="3"/>0.60 <text:s text:c="5"/>2832.677 <text:s/>0.5540363 <text:s/>2023.202</text:p>
      <text:p text:style-name="Preformatted_20_Text"><text:s text:c="2"/>0.00 <text:s text:c="3"/>0.65 <text:s text:c="5"/>2828.272 <text:s/>0.5542957 <text:s/>2029.314</text:p>
      <text:p text:style-name="Preformatted_20_Text"><text:s text:c="2"/>0.00 <text:s text:c="3"/>0.70 <text:s text:c="5"/>2824.579 <text:s/>0.5556933 <text:s/>2046.455</text:p>
      <text:p text:style-name="Preformatted_20_Text"><text:s text:c="2"/>0.00 <text:s text:c="3"/>0.75 <text:s text:c="5"/>2837.385 <text:s/>0.5578140 <text:s/>2068.105</text:p>
      <text:p text:style-name="Preformatted_20_Text"><text:s text:c="2"/>0.00 <text:s text:c="3"/>0.80 <text:s text:c="5"/>2845.111 <text:s/>0.5629535 <text:s/>2086.422</text:p>
      <text:p text:style-name="Preformatted_20_Text"><text:s text:c="2"/>0.00 <text:s text:c="3"/>0.85 <text:s text:c="5"/>2850.388 <text:s/>0.5693094 <text:s/>2117.310</text:p>
      <text:p text:style-name="Preformatted_20_Text"><text:s text:c="2"/>0.00 <text:s text:c="3"/>0.90 <text:s text:c="5"/>2853.895 <text:s/>0.5753433 <text:s/>2137.854</text:p>
      <text:p text:style-name="Preformatted_20_Text"><text:s text:c="2"/>0.00 <text:s text:c="3"/>0.95 <text:s text:c="5"/>2860.885 <text:s/>0.5805787 <text:s/>2158.619</text:p>
      <text:p text:style-name="Preformatted_20_Text"><text:s text:c="2"/>0.00 <text:s text:c="3"/>1.00 <text:s text:c="5"/>2871.628 <text:s/>0.5848923 <text:s/>2179.385</text:p>
      <text:p text:style-name="Preformatted_20_Text"><text:s text:c="2"/>0.01 <text:s text:c="3"/>0.05 <text:s text:c="5"/>3768.818 <text:s/>0.5047660 <text:s/>2889.352</text:p>
      <text:p text:style-name="Preformatted_20_Text"><text:s text:c="2"/>0.01 <text:s text:c="3"/>0.10 <text:s text:c="5"/>3586.998 <text:s/>0.5038203 <text:s/>2756.796</text:p>
      <text:p text:style-name="Preformatted_20_Text"><text:s text:c="2"/>0.01 <text:s text:c="3"/>0.15 <text:s text:c="5"/>3427.726 <text:s/>0.5034779 <text:s/>2634.719</text:p>
      <text:p text:style-name="Preformatted_20_Text"><text:s text:c="2"/>0.01 <text:s text:c="3"/>0.20 <text:s text:c="5"/>3297.446 <text:s/>0.5097399 <text:s/>2521.879</text:p>
      <text:p text:style-name="Preformatted_20_Text"><text:s text:c="2"/>0.01 <text:s text:c="3"/>0.25 <text:s text:c="5"/>3187.197 <text:s/>0.5177289 <text:s/>2410.239</text:p>
      <text:p text:style-name="Preformatted_20_Text"><text:s text:c="2"/>0.01 <text:s text:c="3"/>0.30 <text:s text:c="5"/>3096.735 <text:s/>0.5288416 <text:s/>2307.315</text:p>
      <text:p text:style-name="Preformatted_20_Text"><text:s text:c="2"/>0.01 <text:s text:c="3"/>0.35 <text:s text:c="5"/>3038.980 <text:s/>0.5347291 <text:s/>2243.578</text:p>
      <text:p text:style-name="Preformatted_20_Text"><text:s text:c="2"/>0.01 <text:s text:c="3"/>0.40 <text:s text:c="5"/>2988.240 <text:s/>0.5441043 <text:s/>2177.213</text:p>
      <text:p text:style-name="Preformatted_20_Text"><text:soft-page-break/><text:s text:c="2"/>0.01 <text:s text:c="3"/>0.45 <text:s text:c="5"/>2928.642 <text:s/>0.5493714 <text:s/>2108.614</text:p>
      <text:p text:style-name="Preformatted_20_Text"><text:s text:c="2"/>0.01 <text:s text:c="3"/>0.50 <text:s text:c="5"/>2882.348 <text:s/>0.5524911 <text:s/>2069.784</text:p>
      <text:p text:style-name="Preformatted_20_Text"><text:s text:c="2"/>0.01 <text:s text:c="3"/>0.55 <text:s text:c="5"/>2847.871 <text:s/>0.5547225 <text:s/>2037.027</text:p>
      <text:p text:style-name="Preformatted_20_Text"><text:s text:c="2"/>0.01 <text:s text:c="3"/>0.60 <text:s text:c="5"/>2828.782 <text:s/>0.5555067 <text:s/>2023.925</text:p>
      <text:p text:style-name="Preformatted_20_Text"><text:s text:c="2"/>0.01 <text:s text:c="3"/>0.65 <text:s text:c="5"/>2825.844 <text:s/>0.5568918 <text:s/>2037.505</text:p>
      <text:p text:style-name="Preformatted_20_Text"><text:s text:c="2"/>0.01 <text:s text:c="3"/>0.70 <text:s text:c="5"/>2824.989 <text:s/>0.5593423 <text:s/>2054.436</text:p>
      <text:p text:style-name="Preformatted_20_Text"><text:s text:c="2"/>0.01 <text:s text:c="3"/>0.75 <text:s text:c="5"/>2838.840 <text:s/>0.5626193 <text:s/>2075.885</text:p>
      <text:p text:style-name="Preformatted_20_Text"><text:s text:c="2"/>0.01 <text:s text:c="3"/>0.80 <text:s text:c="5"/>2844.741 <text:s/>0.5692180 <text:s/>2107.002</text:p>
      <text:p text:style-name="Preformatted_20_Text"><text:s text:c="2"/>0.01 <text:s text:c="3"/>0.85 <text:s text:c="5"/>2848.981 <text:s/>0.5749973 <text:s/>2128.794</text:p>
      <text:p text:style-name="Preformatted_20_Text"><text:s text:c="2"/>0.01 <text:s text:c="3"/>0.90 <text:s text:c="5"/>2855.390 <text:s/>0.5788733 <text:s/>2146.251</text:p>
      <text:p text:style-name="Preformatted_20_Text"><text:s text:c="2"/>0.01 <text:s text:c="3"/>0.95 <text:s text:c="5"/>2861.037 <text:s/>0.5822143 <text:s/>2161.680</text:p>
      <text:p text:style-name="Preformatted_20_Text"><text:s text:c="2"/>0.01 <text:s text:c="3"/>1.00 <text:s text:c="5"/>2867.339 <text:s/>0.5851218 <text:s/>2176.857</text:p>
      <text:p text:style-name="Preformatted_20_Text"><text:s text:c="2"/>0.10 <text:s text:c="3"/>0.05 <text:s text:c="5"/>3769.570 <text:s/>0.5044148 <text:s/>2890.194</text:p>
      <text:p text:style-name="Preformatted_20_Text"><text:s text:c="2"/>0.10 <text:s text:c="3"/>0.10 <text:s text:c="5"/>3590.062 <text:s/>0.5036196 <text:s/>2757.493</text:p>
      <text:p text:style-name="Preformatted_20_Text"><text:s text:c="2"/>0.10 <text:s text:c="3"/>0.15 <text:s text:c="5"/>3432.930 <text:s/>0.5070150 <text:s/>2639.050</text:p>
      <text:p text:style-name="Preformatted_20_Text"><text:s text:c="2"/>0.10 <text:s text:c="3"/>0.20 <text:s text:c="5"/>3300.840 <text:s/>0.5182275 <text:s/>2526.560</text:p>
      <text:p text:style-name="Preformatted_20_Text"><text:s text:c="2"/>0.10 <text:s text:c="3"/>0.25 <text:s text:c="5"/>3178.065 <text:s/>0.5305325 <text:s/>2410.587</text:p>
      <text:p text:style-name="Preformatted_20_Text"><text:s text:c="2"/>0.10 <text:s text:c="3"/>0.30 <text:s text:c="5"/>3080.348 <text:s/>0.5375374 <text:s/>2299.601</text:p>
      <text:p text:style-name="Preformatted_20_Text"><text:s text:c="2"/>0.10 <text:s text:c="3"/>0.35 <text:s text:c="5"/>3028.580 <text:s/>0.5359479 <text:s/>2236.587</text:p>
      <text:p text:style-name="Preformatted_20_Text"><text:s text:c="2"/>0.10 <text:s text:c="3"/>0.40 <text:s text:c="5"/>2986.707 <text:s/>0.5414921 <text:s/>2175.732</text:p>
      <text:p text:style-name="Preformatted_20_Text"><text:s text:c="2"/>0.10 <text:s text:c="3"/>0.45 <text:s text:c="5"/>2936.666 <text:s/>0.5475831 <text:s/>2113.918</text:p>
      <text:p text:style-name="Preformatted_20_Text"><text:s text:c="2"/>0.10 <text:s text:c="3"/>0.50 <text:s text:c="5"/>2888.407 <text:s/>0.5520481 <text:s/>2071.525</text:p>
      <text:p text:style-name="Preformatted_20_Text"><text:s text:c="2"/>0.10 <text:s text:c="3"/>0.55 <text:s text:c="5"/>2850.881 <text:s/>0.5571599 <text:s/>2037.358</text:p>
      <text:p text:style-name="Preformatted_20_Text"><text:s text:c="2"/>0.10 <text:s text:c="3"/>0.60 <text:s text:c="5"/>2822.036 <text:s/>0.5607506 <text:s/>2012.859</text:p>
      <text:p text:style-name="Preformatted_20_Text"><text:s text:c="2"/>0.10 <text:s text:c="3"/>0.65 <text:s text:c="5"/>2811.514 <text:s/>0.5628683 <text:s/>2014.915</text:p>
      <text:p text:style-name="Preformatted_20_Text"><text:s text:c="2"/>0.10 <text:s text:c="3"/>0.70 <text:s text:c="5"/>2807.074 <text:s/>0.5639462 <text:s/>2026.525</text:p>
      <text:p text:style-name="Preformatted_20_Text"><text:s text:c="2"/>0.10 <text:s text:c="3"/>0.75 <text:s text:c="5"/>2807.539 <text:s/>0.5652403 <text:s/>2040.440</text:p>
      <text:p text:style-name="Preformatted_20_Text"><text:s text:c="2"/>0.10 <text:s text:c="3"/>0.80 <text:s text:c="5"/>2821.868 <text:s/>0.5670949 <text:s/>2059.833</text:p>
      <text:p text:style-name="Preformatted_20_Text"><text:s text:c="2"/>0.10 <text:s text:c="3"/>0.85 <text:s text:c="5"/>2831.163 <text:s/>0.5708978 <text:s/>2092.746</text:p>
      <text:p text:style-name="Preformatted_20_Text"><text:s text:c="2"/>0.10 <text:s text:c="3"/>0.90 <text:s text:c="5"/>2836.948 <text:s/>0.5758562 <text:s/>2123.769</text:p>
      <text:p text:style-name="Preformatted_20_Text"><text:s text:c="2"/>0.10 <text:s text:c="3"/>0.95 <text:s text:c="5"/>2839.831 <text:s/>0.5811673 <text:s/>2143.295</text:p>
      <text:p text:style-name="Preformatted_20_Text"><text:s text:c="2"/>0.10 <text:s text:c="3"/>1.00 <text:s text:c="5"/>2845.705 <text:s/>0.5858898 <text:s/>2163.181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fraction = 0.7 and lambda</text:p>
      <text:p text:style-name="Preformatted_20_Text"><text:s/>= 0.1.</text:p>
      <text:p text:style-name="Preformatted_20_Text">&gt; plot(enetTune)</text:p>
      <text:p text:style-name="Preformatted_20_Text">&gt; testResults$Enet &lt;- predict(enetTune, solTestXtrans)</text:p>
      <text:p text:style-name="Preformatted_20_Text">&gt; ### Section 6.3 Partial Least Squares</text:p>
      <text:p text:style-name="Preformatted_20_Text">&gt; </text:p>
      <text:p text:style-name="Preformatted_20_Text">&gt; ## Run PLS and PCR on solubility data and compare results</text:p>
      <text:p text:style-name="Preformatted_20_Text">&gt; # removed tune grid ncomp =... to use default , max number of components</text:p>
      <text:p text:style-name="Preformatted_20_Text">&gt; set.seed(100)</text:p>
      <text:p text:style-name="Preformatted_20_Text">&gt; plsTune &lt;- train(x = solTrainXtrans, y = solTrainY,</text:p>
      <text:p text:style-name="Preformatted_20_Text">+ <text:s text:c="17"/>method = "pls",</text:p>
      <text:p text:style-name="Preformatted_20_Text">+ <text:s text:c="17"/>trControl = ctrl)</text:p>
      <text:p text:style-name="Preformatted_20_Text">&gt; plsTune</text:p>
      <text:p text:style-name="Preformatted_20_Text">Partial Least Squares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5"/>Rsquared <text:s text:c="2"/>MAE <text:s text:c="4"/></text:p>
      <text:p text:style-name="Preformatted_20_Text"><text:s text:c="2"/>1 <text:s text:c="5"/>2991.557 <text:s/>0.4947707 <text:s/>2138.228</text:p>
      <text:p text:style-name="Preformatted_20_Text"><text:s text:c="2"/>2 <text:s text:c="5"/>3055.457 <text:s/>0.4956631 <text:s/>2187.363</text:p>
      <text:p text:style-name="Preformatted_20_Text"><text:s text:c="2"/>3 <text:s text:c="5"/>3105.727 <text:s/>0.4887891 <text:s/>2268.11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1.</text:p>
      <text:p text:style-name="Preformatted_20_Text"><text:soft-page-break/>&gt; testResults$PLS &lt;- predict(plsTune, solTestXtrans)</text:p>
      <text:p text:style-name="Preformatted_20_Text">&gt; </text:p>
      <text:p text:style-name="Preformatted_20_Text">&gt; set.seed(100)</text:p>
      <text:p text:style-name="Preformatted_20_Text">&gt; pcrTune &lt;- train(x = solTrainXtrans, y = solTrainY,</text:p>
      <text:p text:style-name="Preformatted_20_Text">+ <text:s text:c="17"/>method = "pcr",</text:p>
      <text:p text:style-name="Preformatted_20_Text">+ <text:s text:c="17"/>trControl = ctrl)</text:p>
      <text:p text:style-name="Preformatted_20_Text">&gt; pcrTune </text:p>
      <text:p text:style-name="Preformatted_20_Text">Principal Component Analysis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4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5"/>Rsquared <text:s text:c="2"/>MAE <text:s text:c="4"/></text:p>
      <text:p text:style-name="Preformatted_20_Text"><text:s text:c="2"/>1 <text:s text:c="5"/>3005.237 <text:s/>0.4944641 <text:s/>2144.662</text:p>
      <text:p text:style-name="Preformatted_20_Text"><text:s text:c="2"/>2 <text:s text:c="5"/>3056.347 <text:s/>0.4955244 <text:s/>2187.710</text:p>
      <text:p text:style-name="Preformatted_20_Text"><text:s text:c="2"/>3 <text:s text:c="5"/>3126.806 <text:s/>0.4643576 <text:s/>2257.09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1.</text:p>
      <text:p text:style-name="Preformatted_20_Text">&gt; plsResamples &lt;- plsTune$results</text:p>
      <text:p text:style-name="Preformatted_20_Text">&gt; plsResamples$Model &lt;- "PLS"</text:p>
      <text:p text:style-name="Preformatted_20_Text">&gt; pcrResamples &lt;- pcrTune$results</text:p>
      <text:p text:style-name="Preformatted_20_Text">&gt; pcrResamples$Model &lt;- "PCR"</text:p>
      <text:p text:style-name="Preformatted_20_Text">&gt; plsPlotData &lt;- rbind(plsResamples, pcrResamples)</text:p>
      <text:p text:style-name="Preformatted_20_Text">&gt; xyplot(RMSE ~ ncomp,</text:p>
      <text:p text:style-name="Preformatted_20_Text">+ <text:s text:c="7"/>data = plsPlotData,</text:p>
      <text:p text:style-name="Preformatted_20_Text">+ <text:s text:c="7"/>#aspect = 1,</text:p>
      <text:p text:style-name="Preformatted_20_Text">+ <text:s text:c="7"/>xlab = "# Components",</text:p>
      <text:p text:style-name="Preformatted_20_Text">+ <text:s text:c="7"/>ylab = "RMSE (Cross-Validation)",</text:p>
      <text:p text:style-name="Preformatted_20_Text">+ <text:s text:c="7"/>auto.key = list(columns = 2),</text:p>
      <text:p text:style-name="Preformatted_20_Text">+ <text:s text:c="7"/>groups = Model,</text:p>
      <text:p text:style-name="Preformatted_20_Text">+ <text:s text:c="7"/>type = c("o", "g"))</text:p>
      <text:p text:style-name="Preformatted_20_Text">&gt; plsImp &lt;- varImp(plsTune, scale = FALSE)</text:p>
      <text:p text:style-name="Preformatted_20_Text"/>
      <text:p text:style-name="Preformatted_20_Text">Attaching package: ‘pls’</text:p>
      <text:p text:style-name="Preformatted_20_Text"/>
      <text:p text:style-name="Preformatted_20_Text">The following object is masked from ‘package:caret’:</text:p>
      <text:p text:style-name="Preformatted_20_Text"/>
      <text:p text:style-name="Preformatted_20_Text"><text:s text:c="4"/>R2</text:p>
      <text:p text:style-name="Preformatted_20_Text"/>
      <text:p text:style-name="Preformatted_20_Text">The following object is masked from ‘package:corrplot’:</text:p>
      <text:p text:style-name="Preformatted_20_Text"/>
      <text:p text:style-name="Preformatted_20_Text"><text:s text:c="4"/>corrplot</text:p>
      <text:p text:style-name="Preformatted_20_Text"/>
      <text:p text:style-name="Preformatted_20_Text">The following object is masked from ‘package:stats’:</text:p>
      <text:p text:style-name="Preformatted_20_Text"/>
      <text:p text:style-name="Preformatted_20_Text"><text:s text:c="4"/>loadings</text:p>
      <text:p text:style-name="Preformatted_20_Text"/>
      <text:p text:style-name="P1">&gt; plot(plsImp, top = 25, scales = list(y = list(cex = .95)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3:43:00.727506656</meta:creation-date>
    <dc:date>2020-10-06T23:44:18.610230069</dc:date>
    <meta:editing-duration>PT1M18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6" meta:paragraph-count="333" meta:word-count="1730" meta:character-count="13259" meta:non-whitespace-character-count="10294"/>
  </office:meta>
</office:document-meta>
</file>